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Standard" style:list-style-name="L1">
      <style:text-properties officeooo:rsid="000df3ff" officeooo:paragraph-rsid="000df3ff"/>
    </style:style>
    <style:style style:name="P3" style:family="paragraph" style:parent-style-name="Standard">
      <style:text-properties officeooo:rsid="000df3ff" officeooo:paragraph-rsid="000df3ff"/>
    </style:style>
    <style:style style:name="P4" style:family="paragraph" style:parent-style-name="Standard" style:list-style-name="L2">
      <style:text-properties officeooo:rsid="000df3ff" officeooo:paragraph-rsid="000df3ff"/>
    </style:style>
    <style:style style:name="P5" style:family="paragraph" style:parent-style-name="Standard">
      <style:text-properties officeooo:paragraph-rsid="000f616e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fo:font-weight="bold" officeooo:rsid="000f616e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officeooo:rsid="000f616e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officeooo:rsid="000f616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<text:span text:style-name="T1">is</text:span> <text:span text:style-name="T3">just</text:span> a <text:span text:style-name="T5">test</text:span>.</text:p>
      <text:p text:style-name="P5"><text:span text:style-name="T6">And </text:span><text:span text:style-name="T4">another </text:span><text:span text:style-name="T2">test</text:span><text:span text:style-name="T4"> is</text:span><text:span text:style-name="T6"> here.</text:span></text:p>
      <text:p text:style-name="Standard"/>
      <text:list xml:id="list37207132" text:style-name="L1">
        <text:list-item>
          <text:p text:style-name="P2">One</text:p>
        </text:list-item>
        <text:list-item>
          <text:p text:style-name="P2">Two</text:p>
        </text:list-item>
        <text:list-item>
          <text:p text:style-name="P2">Three</text:p>
        </text:list-item>
      </text:list>
      <text:p text:style-name="P3"/>
      <text:list xml:id="list37211112" text:style-name="L2">
        <text:list-item>
          <text:p text:style-name="P4">First</text:p>
        </text:list-item>
        <text:list-item>
          <text:p text:style-name="P4">Second</text:p>
        </text:list-item>
        <text:list-item>
          <text:p text:style-name="P4">Third</text:p>
          <text:p text:style-name="P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text-autospace="none" style:writing-mode="lr-tb"/>
      <style:text-properties style:use-window-font-color="true" style:font-name="Times New Roman" fo:font-size="12pt" fo:language="de" fo:country="DE" style:letter-kerning="true" style:font-name-asian="Times New Roman" style:font-size-asian="12pt" style:language-asian="zh" style:country-asian="CN" style:font-name-complex="Times New Roman" style:font-size-complex="12pt" style:language-complex="hi" style:country-complex="IN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k_e49a_per" style:class="list">
      <style:text-properties style:font-name-asian="Times New Roman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tyle="italic" style:letter-kerning="true" style:font-style-asian="italic" style:language-complex="ar" style:country-complex="SA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letter-kerning="true" style:language-complex="ar" style:country-complex="SA"/>
    </style:style>
    <style:style style:name="_ff9c_berschrift" style:display-name="ﾜberschrift" style:family="paragraph" style:parent-style-name="Standard" style:next-style-name="Textk_e49a_per">
      <style:paragraph-properties fo:margin-top="0.423cm" fo:margin-bottom="0.212cm" style:contextual-spacing="false" fo:keep-with-next="always"/>
      <style:text-properties style:font-name="Arial" fo:font-size="14pt" style:letter-kerning="true" style:font-size-asian="14pt" style:font-name-complex="Arial" style:font-size-complex="14pt" style:language-complex="ar" style:country-complex="SA"/>
    </style:style>
    <style:style style:name="Textk_e49a_per" style:display-name="Textkper" style:family="paragraph" style:parent-style-name="Standard">
      <style:paragraph-properties fo:margin-top="0cm" fo:margin-bottom="0.212cm" style:contextual-spacing="false"/>
      <style:text-properties style:letter-kerning="true" style:font-name-asian="Times New Roman" style:language-complex="ar" style:country-complex="SA"/>
    </style:style>
    <style:style style:name="Absatz-Standardschriftar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xel Dfler</meta:initial-creator>
    <meta:creation-date>2013-01-21T13:09:00</meta:creation-date>
    <dc:date>2013-01-24T17:08:06.49</dc:date>
    <meta:editing-cycles>4</meta:editing-cycles>
    <meta:generator>LibreOffice/3.6$Windows_x86 LibreOffice_project/58f22d5-270d05a-e2abed1-ea17a85-9b5702</meta:generator>
    <meta:editing-duration>P0D</meta:editing-duration>
    <meta:document-statistic meta:table-count="0" meta:image-count="0" meta:object-count="0" meta:page-count="1" meta:paragraph-count="8" meta:word-count="22" meta:character-count="81" meta:non-whitespace-character-count="73"/>
    <meta:user-defined meta:name="Info 1"/>
    <meta:user-defined meta:name="Info 2"/>
    <meta:user-defined meta:name="Info 3"/>
    <meta:user-defined meta:name="Info 4"/>
  </office:meta>
</office:document-meta>
</file>